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MLHIM_StatementofPrinciples0x.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rm-1728" style:family="text">
      <style:text-properties fo:font-size="17.0pt"/>
    </style:style>
    <style:style style:name="ecrm-1200" style:family="text">
      <style:text-properties fo:font-size="12.0pt"/>
    </style:style>
    <style:style style:name="ecrm-0800" style:family="text">
      <style:text-properties fo:font-size="8.0pt"/>
    </style:style>
    <style:style style:name="ecti-0800" style:family="text">
      <style:text-properties fo:font-style="italic" fo:font-size="8.0pt"/>
    </style:style>
    <style:style style:name="ecti-100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1728">Multi-Level Healthcare Information Modeling</text:span>
<text:span text:style-name="ecrm-1728">STATEMENT of PRINCIPLES </text:span></text:p>
      <text:p text:style-name="author"/>
      <text:p text:style-name="date"><text:span text:style-name="ecrm-1200">February 27, 2011</text:span></text:p>
      <!--end maketitle
-->
      <text:section text:style-name="begin-end-env" text:name="begin-end-env-1">
        <text:p text:style-name="begin-env-p"/>
        <!--begin center
-->
        <text:p text:style-name="center">
 Drafted by: Timothy W. Cook
</text:p>
        <text:p text:style-name="end-env-p"/>
      </text:section>
      <!--end center
-->
      <text:section text:style-name="begin-end-env" text:name="begin-end-env-2">
        <text:p text:style-name="begin-env-p"/>
        <!--begin center
-->
        <text:p text:style-name="center">
 Published 2010-07-07
</text:p>
        <text:p text:style-name="end-env-p"/>
      </text:section>
      <!--end center
-->
      <text:section text:style-name="begin-end-env" text:name="begin-end-env-3">
        <text:p text:style-name="begin-env-p"/>
        <!--begin center
-->
        <text:p text:style-name="center">
 <draw:frame draw:name="MLHIM_StatementofPrinciples0x.png" text:anchor-type="as-char" draw:z-index="0" svg:width="43pt" svg:height="15pt"><draw:image xlink:href="Pictures/MLHIM_StatementofPrinciples0x.png" xlink:type="simple" xlink:show="embed" xlink:actuate="onLoad"/><!--draw:name="  " 
--></draw:frame><!--tex4ht:graphics  
name="MLHIM_StatementofPrinciples0x.png" src="7_home_tim_Documents_MLHIM_mlhim-specs_documents_cc-by-sa.eps" svg:width="66.2475pt" svg:height="23.08624pt"  

-->
</text:p>
        <text:p text:style-name="end-env-p"/>
      </text:section>
      <!--end center
-->
      <text:section text:style-name="begin-end-env" text:name="begin-end-env-4">
        <text:p text:style-name="begin-env-p"/>
        <!--begin center
-->
        <text:p text:style-name="center">
 Approved by the MLHIM Co-Founders:
</text:p>
        <text:p text:style-name="end-env-p"/>
      </text:section>
      <!--end center
-->
      <text:section text:style-name="begin-end-env" text:name="begin-end-env-5">
        <text:p text:style-name="begin-env-p"/>
        <!--begin center
-->
        <text:p text:style-name="center">
 Luciana Tricai Cavalini
</text:p>
        <text:p text:style-name="end-env-p"/>
      </text:section>
      <!--end center
-->
      <text:section text:style-name="begin-end-env" text:name="begin-end-env-6">
        <text:p text:style-name="begin-env-p"/>
        <!--begin center
-->
        <text:p text:style-name="center">
 Timothy W. Cook
</text:p>
        <text:p text:style-name="end-env-p"/>
      </text:section>
      <!--end center
-->
      <text:section text:style-name="begin-end-env" text:name="begin-end-env-7">
        <text:p text:style-name="begin-env-p"/>
        <!--begin center
-->
        <text:p text:style-name="center">
 Roger Erens

</text:p>
        <text:p text:style-name="end-env-p"/>
      </text:section>
      <!--end center
-->
      <text:section text:style-name="begin-end-env" text:name="begin-end-env-8">
        <text:p text:style-name="begin-env-p"/>
        <!--begin center
-->
        <text:p text:style-name="center">
 Sergio M. Friere
</text:p>
        <text:p text:style-name="end-env-p"/>
      </text:section>
      <!--end center
-->
      <!--l. 57
-->
      <text:p text:style-name="First-line-indent">   This statement of principles has been published by the founders of the
Multi-Level Healthcare Information Modeling project on the date shown in the footer
of this document. We together believe that these principles must be applied to all
knowledge inside and outside of healthcare. Our primary mission is to promote the
open publishing of knowledge that applies to all human beings, through the following
principles:
   </text:p>
      <!--start of section*
-->
      <text:h text:style-name="Heading-2" text:outline-level="2"><text:reference-mark text:name="x1-1000"> </text:reference-mark>1. Diversity </text:h>
      <!--l. 68
-->
      <text:p text:style-name="Text-body">Platitudes are cheap. We’ve all heard services say they’re committed to
"diversity" and "tolerance" without ever getting specific, so here’s our stance on
it:
</text:p>
      <!--l. 73
-->
      <text:p text:style-name="Text-body">
</text:p>
      <!--l. 73
-->
      <text:p text:style-name="First-line-indent">   <text:reference-mark text:name="x1-2000"> </text:reference-mark>We welcome you
</text:p>
      <!--l. 75
-->
      <text:p text:style-name="First-line-indent">   We welcome people of any gender identity or expression, race, ethnicity, size,
nationality, sexual orientation, ability level, neurotype, religion, elder status,
family structure, culture, subculture, and political opinion. We welcome
activists, artists, bloggers, crafters, dilettantes, musicians, photographers,
readers, writers, ordinary people, extraordinary people, and everyone in
between. We welcome people who want to change the world, people who
want to keep in touch with friends, people who want to make great art, and
people who just need a break after work. We welcome fans, geeks, nerds, and
pixel-stained technopeasant wretches. (We welcome Internet beginners who aren’t
sure what any of those terms refer to.) We welcome you no matter if the
Internet was a household word by the time you started secondary school or
whether you were already retired by the time the World Wide Web was
invented.
</text:p>
      <!--l. 90
-->
      <text:p text:style-name="Text-body">
</text:p>
      <!--l. 90
-->
      <text:p text:style-name="First-line-indent">   <text:reference-mark text:name="x1-3000"> </text:reference-mark>We welcome you
</text:p>
      <!--l. 92
-->
      <text:p text:style-name="First-line-indent">   You may wear a baby sling, hijab, a kippah, leather, piercings, a pentacle, a
political badge, a rainbow, a rosary, tattoos, or something we can only dream of. You
may carry a guitar or knitting needles or a sketchbook. Conservative or liberal,
libertarian or socialist — we believe it’s possible for people of all viewpoints and

persuasions to come together and learn from each other. We believe in the broad
spectrum of human experience. We believe that amazing things come when
people from different worlds and world-views approach each other to create a
conversation.
</text:p>
      <!--l. 103
-->
      <text:p text:style-name="Text-body">
</text:p>
      <!--l. 103
-->
      <text:p text:style-name="First-line-indent">   <text:reference-mark text:name="x1-4000"> </text:reference-mark>We get excited about creativity —
</text:p>
      <!--l. 105
-->
      <text:p text:style-name="First-line-indent">   From pro to amateur, from novels to haiku, from the artist who’s been doing this
for decades to the person who just picked up a sketchbook last week. We support
maximum freedom of creative expression, within the few restrictions we need to keep
the service viable for other users. We are serious about knowing and protecting your
rights when it comes to free expression and privacy. We will never put a limit on your
creativity just because it makes someone uncomfortable — even if that someone is
us.
</text:p>
      <!--l. 114
-->
      <text:p text:style-name="First-line-indent">   We think accessibility for people with disabilities is a priority, not an
afterthought. We think neurodiversity is a feature, not a bug. We believe in being
inclusive, welcoming, and supportive of anyone who comes to us with good faith and
the desire to build a community.
</text:p>
      <!--l. 119
-->
      <text:p text:style-name="First-line-indent">   We have enough experience to know that we won’t get any of this perfect on the
first try. But we have enough hope, energy, and idealism to want to learn things we
don’t know now. We may not be able to satisfy everyone, but we can certainly work
to avoid offending anyone. And we promise that if we get it wrong, we’ll listen
carefully and respectfully to you when you point it out to us, and we’ll do our best to
make good on our mistakes.
</text:p>
      <!--l. 127
-->
      <text:p text:style-name="First-line-indent">   We think our technical experience is important, but we think our community
experience is more important. We know what goes wrong when individuals, groups
and companies say one thing and do another, or when they refuse to say anything at
all. We believe that keeping our operations transparent is just as important as
keeping our servers stable.
</text:p>
      <!--l. 133
-->
      <text:p text:style-name="First-line-indent">   We intend to use the services and artifacts we’re creating, and we built them
because we wanted them ourselves. We won’t treat people as second-class
undesireables because they’re non-mainstream or might frighten advertisers. We
don’t have advertisers to frighten. To us, you’re not eyeballs. You’re not pageviews.
You’re not demographic groups. You’re free people.
   </text:p>
      <text:section text:style-name="begin-end-env" text:name="begin-end-env-9">
        <text:p text:style-name="begin-env-p"/>
        <!--begin center
-->
        <text:p text:style-name="center">
 Come dream with

us<text:reference-mark text:name="x1-4001f1"> </text:reference-mark><text:note text:note-class="footnote" text:id="fn1x0"><text:note-citation>1</text:note-citation><text:note-body> <text:p text:style-name="Footnote"><text:span text:style-name="Emphasis"><text:span text:style-name="ecti-0800">The only changes that were made from the original is; the portion concerning the</text:span>
<text:span text:style-name="ecti-0800">location of servers and governing laws was deleted, and the portion regarding a specific</text:span>
<text:span text:style-name="ecti-0800">company perspective was rewritten. Please read the original at</text:span>
<text:span text:style-name="ecti-0800">http://www.dreamwidth.org/legal/diversity.bml </text:span></text:span></text:p></text:note-body></text:note>
</text:p>
        <text:p text:style-name="end-env-p"/>
      </text:section>
      <!--end center
-->
      <!--l. 152
-->
      <text:p text:style-name="Text-body">
   </text:p>
      <!--end of section*
-->
      <!--start of section*
-->
      <text:h text:style-name="Heading-2" text:outline-level="2"><text:reference-mark text:name="x1-5000"> </text:reference-mark>2. Governing Laws </text:h>
      <!--l. 154
-->
      <text:p text:style-name="Text-body">We believe that the ultimate governing law is the moral law of mankind. In
compliance with the Diversity statement above. This idea comes down to two
specifics. One that we should always strive to do no harm to another. Two, that we
are obligated to share common knowledge whenever and where ever we can do
so.
</text:p>
      <!--l. 161
-->
      <text:p text:style-name="Text-body">
   </text:p>
      <!--end of section*
-->
      <!--start of section*
-->
      <text:h text:style-name="Heading-2" text:outline-level="2"><text:reference-mark text:name="x1-6000"> </text:reference-mark>3.Malleability </text:h>
      <!--l. 163
-->
      <text:p text:style-name="Text-body">We believe that anything created by humans, no matter how well intended, will have
flaws. Any changes to this statement must be made by consensus of the MLHIM
community for the lasting good of the MLHIM community. An accompanying set of
Operating Principles is the more malleable day to day guidelines for accomplishing
our ultimate mission; <text:span text:style-name="Emphasis"><text:span text:style-name="ecti-1000">to use our diverse abilities for the greater good of human beings</text:span>
<text:span text:style-name="ecti-1000">everywhere. </text:span></text:span>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LHIM_StatementofPrinciples.tex, options: xhtml,ooffice,html,refcaption 
(http://www.cse.ohio-state.edu/~gurari/TeX4ht/)  
</meta:initial-creator>
    <meta:generator>TeX4ht from MLHIM_StatementofPrinciples.tex, options: xhtml,ooffice,html,refcaption 
(http://www.cse.ohio-state.edu/~gurari/TeX4ht/)  
</meta:generator>
    <meta:creation-date>2011-02-27 15:19:00</meta:creation-date>
    <dc:date>2011-02-27 15:19:00</dc:date>
  </office:meta>
</office:document-meta>
</file>